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" fo:font-size="13pt" fo:font-weight="normal" officeooo:rsid="0014be77" officeooo:paragraph-rsid="0014be77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fo:color="#b22222" style:font-name="LM Sans Demi Cond 10" fo:font-size="13pt" fo:font-weight="normal" officeooo:rsid="0014be77" officeooo:paragraph-rsid="00d40489" style:font-size-asian="13pt" style:font-weight-asian="normal" style:font-size-complex="13pt" style:font-weight-complex="normal"/>
    </style:style>
    <style:style style:name="P3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" officeooo:paragraph-rsid="0014be77"/>
    </style:style>
    <style:style style:name="P4" style:family="paragraph" style:parent-style-name="Text_20_body">
      <style:paragraph-properties fo:text-align="justify" style:justify-single-word="false" fo:padding="0.0193in" fo:border-left="none" fo:border-right="none" fo:border-top="none" fo:border-bottom="0.06pt solid #808000" style:shadow="none"/>
      <style:text-properties style:font-name="LM Sans Demi Cond 10" officeooo:rsid="0052c4fe" officeooo:paragraph-rsid="0052c4fe"/>
    </style:style>
    <style:style style:name="P5" style:family="paragraph" style:parent-style-name="Text_20_body">
      <style:paragraph-properties fo:text-align="justify" style:justify-single-word="false"/>
      <style:text-properties style:font-name="LM Sans Demi Cond 10" officeooo:paragraph-rsid="0014be77"/>
    </style:style>
    <style:style style:name="P6" style:family="paragraph" style:parent-style-name="Text_20_body">
      <style:paragraph-properties fo:text-align="justify" style:justify-single-word="false"/>
      <style:text-properties style:font-name="LM Sans Demi Cond 10" officeooo:rsid="001bfd66" officeooo:paragraph-rsid="001bfd66"/>
    </style:style>
    <style:style style:name="P7" style:family="paragraph" style:parent-style-name="Text_20_body">
      <style:paragraph-properties fo:text-align="justify" style:justify-single-word="false"/>
      <style:text-properties style:font-name="LM Sans Demi Cond 10" fo:font-size="12pt" fo:font-weight="bold" officeooo:rsid="00c2bb9b" officeooo:paragraph-rsid="00c2bb9b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LM Sans Demi Cond 10" fo:font-size="12pt" fo:font-weight="bold" officeooo:rsid="00c8b632" officeooo:paragraph-rsid="00c8b632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LM Sans Demi Cond 10" fo:font-size="12pt" fo:font-weight="bold" officeooo:rsid="00c9c26c" officeooo:paragraph-rsid="00c9c26c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LM Sans Demi Cond 10" fo:font-size="12pt" fo:font-weight="bold" officeooo:rsid="00c9d970" officeooo:paragraph-rsid="00c9d970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LM Sans Demi Cond 10" fo:font-size="12pt" fo:font-weight="bold" officeooo:rsid="00c9d970" officeooo:paragraph-rsid="00cbb172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LM Sans Demi Cond 10" fo:font-size="12pt" fo:font-weight="bold" officeooo:rsid="00d0bb4d" officeooo:paragraph-rsid="00d0bb4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officeooo:paragraph-rsid="00c2bb9b"/>
    </style:style>
    <style:style style:name="P14" style:family="paragraph" style:parent-style-name="Text_20_body">
      <style:paragraph-properties fo:text-align="justify" style:justify-single-word="false"/>
      <style:text-properties officeooo:rsid="00c8b632" officeooo:paragraph-rsid="00c8b632"/>
    </style:style>
    <style:style style:name="P15" style:family="paragraph" style:parent-style-name="Text_20_body">
      <style:paragraph-properties fo:text-align="justify" style:justify-single-word="false"/>
      <style:text-properties fo:color="#00508f" style:font-name="LM Sans Demi Cond 10" fo:font-size="12pt" fo:font-weight="bold" officeooo:rsid="00c9d970" officeooo:paragraph-rsid="00cbb172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color="#00508f" style:font-name="LM Sans Demi Cond 10" fo:font-size="12pt" fo:font-weight="bold" officeooo:rsid="00c9d970" officeooo:paragraph-rsid="00c9d970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color="#00508f" style:font-name="LM Sans Demi Cond 10" fo:font-size="12pt" fo:font-weight="bold" officeooo:rsid="00d0bb4d" officeooo:paragraph-rsid="00d0bb4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justify" style:justify-single-word="false" fo:padding="0.0193in" fo:border-left="none" fo:border-right="none" fo:border-top="0.06pt solid #808000" fo:border-bottom="none" style:shadow="none"/>
      <style:text-properties style:font-name="LM Sans Demi Cond 10" officeooo:paragraph-rsid="001bfd66"/>
    </style:style>
    <style:style style:name="P19" style:family="paragraph" style:parent-style-name="Text_20_body">
      <style:paragraph-properties fo:margin-top="0in" fo:margin-bottom="0.0043in" loext:contextual-spacing="false" fo:text-align="center" style:justify-single-word="false"/>
      <style:text-properties style:font-name="LM Sans Demi Cond 10" fo:font-size="13pt" fo:font-weight="bold" officeooo:rsid="0014be77" officeooo:paragraph-rsid="0014be77" style:font-size-asian="13pt" style:font-weight-asian="bold" style:font-size-complex="13pt" style:font-weight-complex="bold"/>
    </style:style>
    <style:style style:name="P20" style:family="paragraph" style:parent-style-name="Text_20_body">
      <style:paragraph-properties fo:margin-top="0in" fo:margin-bottom="0.0043in" loext:contextual-spacing="false" fo:text-align="center" style:justify-single-word="false"/>
      <style:text-properties fo:color="#b22222" style:font-name="LM Sans Demi Cond 10" fo:font-size="14pt" fo:font-weight="bold" officeooo:rsid="0014be77" officeooo:paragraph-rsid="0014be7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1181in" fo:margin-bottom="0in" loext:contextual-spacing="false" fo:text-align="justify" style:justify-single-word="false"/>
      <style:text-properties officeooo:paragraph-rsid="0052c4fe"/>
    </style:style>
    <style:style style:name="P22" style:family="paragraph" style:parent-style-name="Text_20_body">
      <style:paragraph-properties fo:text-align="justify" style:justify-single-word="false"/>
      <style:text-properties fo:color="#00508f" style:font-name="LM Sans Demi Cond 10" fo:font-size="12pt" fo:font-weight="bold" officeooo:rsid="00d5da2d" officeooo:paragraph-rsid="00d5da2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color="#00508f" style:font-name="LM Sans Demi Cond 10" fo:font-size="12pt" fo:font-weight="bold" officeooo:rsid="00d9204b" officeooo:paragraph-rsid="00d9204b" style:font-size-asian="12pt" style:font-weight-asian="bold" style:font-size-complex="12pt" style:font-weight-complex="bold"/>
    </style:style>
    <style:style style:name="P24" style:family="paragraph" style:parent-style-name="Text_20_body">
      <style:text-properties fo:color="#00508f" style:font-name="LM Sans Demi Cond 101" fo:font-size="12pt" officeooo:rsid="00dcdbcb" officeooo:paragraph-rsid="00dcdbcb" fo:background-color="transparent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fo:color="#00508f" style:font-name="LM Sans Demi Cond 101" fo:font-size="12pt" fo:font-weight="bold" officeooo:rsid="00dc5c6f" officeooo:paragraph-rsid="00dc5c6f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use-window-font-color="true" style:font-name="LM Sans Demi Cond 10" fo:font-size="12pt" fo:font-weight="bold" officeooo:rsid="00d5bdfa" officeooo:paragraph-rsid="00d5bdfa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use-window-font-color="true" style:font-name="LM Sans Demi Cond 10" fo:font-size="12pt" fo:font-weight="bold" officeooo:rsid="00d5da2d" officeooo:paragraph-rsid="00d5da2d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text-align="justify" style:justify-single-word="false"/>
      <style:text-properties style:use-window-font-color="true" style:font-name="LM Sans Demi Cond 10" fo:font-size="12pt" fo:font-weight="bold" officeooo:rsid="00d6979c" officeooo:paragraph-rsid="00d6979c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style:use-window-font-color="true" style:font-name="LM Sans Demi Cond 10" fo:font-size="12pt" fo:font-weight="bold" officeooo:rsid="00d79c84" officeooo:paragraph-rsid="00d79c84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use-window-font-color="true" style:font-name="LM Sans Demi Cond 10" fo:font-size="12pt" fo:font-weight="bold" officeooo:rsid="00d9204b" officeooo:paragraph-rsid="00d9204b" style:font-size-asian="12pt" style:font-weight-asian="bold" style:font-size-complex="12pt" style:font-weight-complex="bold"/>
    </style:style>
    <style:style style:name="P31" style:family="paragraph" style:parent-style-name="Text_20_body">
      <style:text-properties style:use-window-font-color="true" style:font-name="LM Sans Demi Cond 101" fo:font-size="12pt" officeooo:rsid="00dc9fb6" officeooo:paragraph-rsid="00dc9fb6" fo:background-color="transparent" style:font-size-asian="12pt" style:font-size-complex="12pt"/>
    </style:style>
    <style:style style:name="P32" style:family="paragraph" style:parent-style-name="Text_20_body">
      <style:text-properties style:use-window-font-color="true" style:font-name="LM Sans Demi Cond 101" fo:font-size="12pt" officeooo:rsid="00dcdbcb" officeooo:paragraph-rsid="00dcdbcb" fo:background-color="transparent" style:font-size-asian="12pt" style:font-size-complex="12pt"/>
    </style:style>
    <style:style style:name="P33" style:family="paragraph" style:parent-style-name="Text_20_body">
      <style:text-properties style:use-window-font-color="true" style:font-name="LM Sans Demi Cond 101" fo:font-size="12pt" fo:font-weight="normal" officeooo:rsid="00dcdbcb" officeooo:paragraph-rsid="00dcdbcb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text-properties style:use-window-font-color="true" style:font-name="LM Sans Demi Cond 101" officeooo:rsid="00dc5c6f" officeooo:paragraph-rsid="00dc5c6f"/>
    </style:style>
    <style:style style:name="P35" style:family="paragraph" style:parent-style-name="Text_20_body">
      <style:text-properties fo:color="#00599d" style:font-name="LM Sans Demi Cond 101" fo:font-size="10pt" officeooo:rsid="00dc5c6f" officeooo:paragraph-rsid="00dc5c6f" style:font-size-asian="10pt" style:font-size-complex="10pt"/>
    </style:style>
    <style:style style:name="P36" style:family="paragraph" style:parent-style-name="Text_20_body">
      <style:text-properties style:font-name="LM Sans Demi Cond 101"/>
    </style:style>
    <style:style style:name="P37" style:family="paragraph" style:parent-style-name="Text_20_body">
      <style:paragraph-properties fo:text-align="justify" style:justify-single-word="false"/>
      <style:text-properties style:font-name="LM Sans Demi Cond 101" fo:font-size="12pt" fo:font-weight="bold" officeooo:rsid="00dc5c6f" officeooo:paragraph-rsid="00dc5c6f" style:font-size-asian="12pt" style:font-weight-asian="bold" style:font-size-complex="12pt" style:font-weight-complex="bold"/>
    </style:style>
    <style:style style:name="T1" style:family="text">
      <style:text-properties officeooo:rsid="0014be77"/>
    </style:style>
    <style:style style:name="T2" style:family="text">
      <style:text-properties officeooo:rsid="001bfd66"/>
    </style:style>
    <style:style style:name="T3" style:family="text">
      <style:text-properties officeooo:rsid="0042035a"/>
    </style:style>
    <style:style style:name="T4" style:family="text">
      <style:text-properties officeooo:rsid="00483d8f"/>
    </style:style>
    <style:style style:name="T5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fo:font-weight="normal" officeooo:rsid="0052c4fe" style:font-size-asian="12pt" style:font-weight-asian="normal" style:font-size-complex="12pt" style:font-weight-complex="normal"/>
    </style:style>
    <style:style style:name="T7" style:family="text">
      <style:text-properties fo:color="#b22222"/>
    </style:style>
    <style:style style:name="T8" style:family="text">
      <style:text-properties fo:color="#b22222" officeooo:rsid="001bfd66"/>
    </style:style>
    <style:style style:name="T9" style:family="text">
      <style:text-properties fo:color="#b22222" officeooo:rsid="0014be77"/>
    </style:style>
    <style:style style:name="T10" style:family="text">
      <style:text-properties fo:color="#b22222" officeooo:rsid="0052c4fe"/>
    </style:style>
    <style:style style:name="T11" style:family="text">
      <style:text-properties fo:color="#b22222" officeooo:rsid="00c024ec"/>
    </style:style>
    <style:style style:name="T12" style:family="text">
      <style:text-properties officeooo:rsid="0052c4fe"/>
    </style:style>
    <style:style style:name="T13" style:family="text">
      <style:text-properties officeooo:rsid="00546e62"/>
    </style:style>
    <style:style style:name="T14" style:family="text">
      <style:text-properties style:font-name="LM Sans Demi Cond 10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LM Sans Demi Cond 10" fo:font-size="12pt" fo:font-weight="bold" officeooo:rsid="00c2bb9b" style:font-size-asian="12pt" style:font-weight-asian="bold" style:font-size-complex="12pt" style:font-weight-complex="bold"/>
    </style:style>
    <style:style style:name="T16" style:family="text">
      <style:text-properties style:font-name="LM Sans Demi Cond 10" fo:font-size="12pt" fo:font-weight="bold" officeooo:rsid="00c41877" style:font-size-asian="12pt" style:font-weight-asian="bold" style:font-size-complex="12pt" style:font-weight-complex="bold"/>
    </style:style>
    <style:style style:name="T17" style:family="text">
      <style:text-properties style:font-name="LM Sans Demi Cond 10" fo:font-size="12pt" fo:font-weight="bold" officeooo:rsid="00c5e968" style:font-size-asian="12pt" style:font-weight-asian="bold" style:font-size-complex="12pt" style:font-weight-complex="bold"/>
    </style:style>
    <style:style style:name="T18" style:family="text">
      <style:text-properties style:font-name="LM Sans Demi Cond 10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style:font-name="LM Sans Demi Cond 10" fo:font-weight="bold" fo:background-color="transparent" loext:char-shading-value="0" style:font-weight-asian="bold" style:font-weight-complex="bold"/>
    </style:style>
    <style:style style:name="T20" style:family="text">
      <style:text-properties officeooo:rsid="00c6f44c"/>
    </style:style>
    <style:style style:name="T21" style:family="text">
      <style:text-properties officeooo:rsid="00c76fb4"/>
    </style:style>
    <style:style style:name="T22" style:family="text">
      <style:text-properties officeooo:rsid="00cbb172"/>
    </style:style>
    <style:style style:name="T23" style:family="text">
      <style:text-properties fo:color="#00508f"/>
    </style:style>
    <style:style style:name="T24" style:family="text">
      <style:text-properties officeooo:rsid="00d21f6f"/>
    </style:style>
    <style:style style:name="T25" style:family="text">
      <style:text-properties officeooo:rsid="00d5da2d"/>
    </style:style>
    <style:style style:name="T26" style:family="text">
      <style:text-properties officeooo:rsid="00dbad85"/>
    </style:style>
    <style:style style:name="T27" style:family="text">
      <style:text-properties officeooo:rsid="00dbb339"/>
    </style:style>
    <style:style style:name="T28" style:family="text">
      <style:text-properties style:font-name="LM Sans Demi Cond 101"/>
    </style:style>
    <style:style style:name="T29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0" style:family="text">
      <style:text-properties fo:font-weight="bold" fo:background-color="transparent" loext:char-shading-value="0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EGURIDAD EN SISTEMAS OPERATIVOS</text:p>
      <text:p text:style-name="P19">4º Grado en Informática – <text:span text:style-name="T3">Complementos de Ing. del Software</text:span></text:p>
      <text:p text:style-name="P19">Curso 201<text:span text:style-name="T4">7</text:span>-1<text:span text:style-name="T4">8</text:span></text:p>
      <text:p text:style-name="P6"/>
      <text:p text:style-name="P18"><text:span text:style-name="T8">Práctica </text:span><text:span text:style-name="T10">[</text:span><text:span text:style-name="T11">2</text:span><text:span text:style-name="T10">]</text:span><text:span text:style-name="T2">. Ingeniería inversa y vulnerabilidades</text:span></text:p>
      <text:p text:style-name="P3"><text:span text:style-name="T9">Sesión </text:span><text:span text:style-name="T10">[</text:span><text:span text:style-name="T11">1</text:span><text:span text:style-name="T10">]</text:span><text:span text:style-name="T1">. El formato ELF (Executable and Linkable Format) en Linux</text:span></text:p>
      <text:p text:style-name="P4"><text:span text:style-name="T7">Autor</text:span><text:span text:style-name="T7"><text:note text:id="ftn1" text:note-class="footnote"><text:note-citation>1</text:note-citation><text:note-body><text:p text:style-name="P21"><text:span text:style-name="T5"><text:s/></text:span><text:span text:style-name="T6">Como autor d</text:span><text:span text:style-name="T5">eclar</text:span><text:span text:style-name="T6">o</text:span><text:span text:style-name="T5"> que los contenidos del presente documento son originales y elaborados por </text:span><text:span text:style-name="T6">mi</text:span><text:span text:style-name="T5">. De no cumplir con este compromiso, </text:span><text:span text:style-name="T6">soy</text:span><text:span text:style-name="T5"> consciente de que, de acuerdo con la “</text:span><text:a xlink:type="simple" xlink:href="http://www.ugr.es/~minpet/pages/enpdf/normativaevaluacionycalificacion.pdf" text:style-name="Internet_20_link" text:visited-style-name="Visited_20_Internet_20_Link"><text:span text:style-name="Internet_20_link"><text:span text:style-name="T5">Normativa de evaluación y de calificaciones de los estudiantes de la Universidad de Granada</text:span></text:span></text:a><text:span text:style-name="T5">” esto “conllevará la calificación numérica de cero … independientemente del resto de calificaciones que el estudiante hubiera obtenido ...”</text:span></text:p></text:note-body></text:note></text:span><text:span text:style-name="T7">:</text:span> <text:span text:style-name="T13">Rubén Calvo Villazán</text:span></text:p>
      <text:p text:style-name="P5"/>
      <text:p text:style-name="P1"><text:span text:style-name="T12">Ejercicio </text:span>1. </text:p>
      <text:p text:style-name="P14"><text:span text:style-name="T15">a</text:span><text:span text:style-name="T14">)</text:span></text:p>
      <text:p text:style-name="P13"><text:span text:style-name="T15">La sección .interp es un string ASCII que contiene el nombre del loader/</text:span><text:span text:style-name="T17">linkeador</text:span><text:span text:style-name="T15"> dinámico. </text:span><text:span text:style-name="T16">Usualmente </text:span><text:span text:style-name="T23">ld.so</text:span></text:p>
      <text:p text:style-name="P7">.<text:span text:style-name="T20">got contiene punteros a todas las variables globales que son usadas dentro del programa provenientes de una librería compartida.</text:span></text:p>
      <text:p text:style-name="P7">.<text:span text:style-name="T21">plt viene de Procedure Linkage Table que es la encargada de las llamadas a procedimientos y funciones cuyas direcciones no son conocidas en tiempo de enlazado y se ha dejado para resolver por el enlazador dinámico en tiempo de ejecución.</text:span></text:p>
      <text:p text:style-name="P7"/>
      <text:p text:style-name="P8">b)</text:p>
      <text:p text:style-name="P9">Hay diferencias en las cabeceras relacionadas con direcciones etc, pero no en las que tienen información sobre la versión gnu, arquitectura etc.</text:p>
      <text:p text:style-name="P10">A la hora de buscar .ctors y .dtors vemos que a partir de gcc 4.7, no los genera sino que en su lugar usa .init_array </text:p>
      <text:p text:style-name="P10">https://stackoverflow.com/questions/16569495/cant-find-dtors-and-ctors-in-binary</text:p>
      <text:p text:style-name="P11">Por lo tanto, usamos </text:p>
      <text:p text:style-name="P15"><text:span text:style-name="T22">$&gt; </text:span>objdump -dr -j .init_array c/cpp </text:p>
      <text:p text:style-name="P11">y vemos que</text:p>
      <text:p text:style-name="P10"/>
      <text:p text:style-name="P10"/>
      <text:p text:style-name="P10"/>
      <text:p text:style-name="P10"><text:soft-page-break/></text:p>
      <text:p text:style-name="P10">con C:</text:p>
      <text:p text:style-name="P10"/>
      <text:p text:style-name="P16">Disassembly of section .init_array:</text:p>
      <text:p text:style-name="P16"/>
      <text:p text:style-name="P16">0000000000200de8 &lt;__frame_dummy_init_array_entry&gt;:</text:p>
      <text:p text:style-name="P16"><text:s text:c="2"/>200de8:<text:tab/>30 06 00 00 00 00 00 00 <text:s text:c="28"/>0....…</text:p>
      <text:p text:style-name="P10">Y con C++:</text:p>
      <text:p text:style-name="P16">Disassembly of section .init_array:</text:p>
      <text:p text:style-name="P16"/>
      <text:p text:style-name="P16">0000000000200da0 &lt;__frame_dummy_init_array_entry&gt;:</text:p>
      <text:p text:style-name="P16"><text:s text:c="2"/>200da0:<text:tab/>d0 08 00 00 00 00 00 00 56 09 00 00 00 00 00 00 <text:s text:c="4"/>........V.......</text:p>
      <text:p text:style-name="P10"/>
      <text:p text:style-name="P12">c)</text:p>
      <text:p text:style-name="P12">Las secciones de reubicación para el archivo C contienen:</text:p>
      <text:p text:style-name="P17">Relocation section '.rela.dyn' at offset 0x410 contains 8 entries:</text:p>
      <text:p text:style-name="P17"><text:s text:c="2"/>Offset <text:s text:c="9"/>Info <text:s text:c="10"/>Type <text:s text:c="10"/>Sym. Value <text:s text:c="3"/>Sym. Name + Addend</text:p>
      <text:p text:style-name="P17">000000200de8 <text:s/>000000000008 R_X86_64_RELATIVE <text:s text:c="19"/>630</text:p>
      <text:p text:style-name="P17">000000200df0 <text:s/>000000000008 R_X86_64_RELATIVE <text:s text:c="19"/>5f0</text:p>
      <text:p text:style-name="P17">000000201028 <text:s/>000000000008 R_X86_64_RELATIVE <text:s text:c="19"/>201028</text:p>
      <text:p text:style-name="P17">000000200fd8 <text:s/>000100000006 R_X86_64_GLOB_DAT 0000000000000000 _ITM_deregisterTMClone + 0</text:p>
      <text:p text:style-name="P17">000000200fe0 <text:s/>000300000006 R_X86_64_GLOB_DAT 0000000000000000 __libc_start_main@GLIBC_2.2.5 + 0</text:p>
      <text:p text:style-name="P17">000000200fe8 <text:s/>000400000006 R_X86_64_GLOB_DAT 0000000000000000 __gmon_start__ + 0</text:p>
      <text:p text:style-name="P17">000000200ff0 <text:s/>000500000006 R_X86_64_GLOB_DAT 0000000000000000 _ITM_registerTMCloneTa + 0</text:p>
      <text:p text:style-name="P17">000000200ff8 <text:s/>000600000006 R_X86_64_GLOB_DAT 0000000000000000 __cxa_finalize@GLIBC_2.2.5 + 0</text:p>
      <text:p text:style-name="P17"/>
      <text:p text:style-name="P17">Relocation section '.rela.plt' at offset 0x4d0 contains 1 entries:</text:p>
      <text:p text:style-name="P17"><text:s text:c="2"/>Offset <text:s text:c="9"/>Info <text:s text:c="10"/>Type <text:s text:c="10"/>Sym. Value <text:s text:c="3"/>Sym. Name + Addend</text:p>
      <text:p text:style-name="P17">000000201018 <text:s/>000200000007 R_X86_64_JUMP_SLO 0000000000000000 puts@GLIBC_2.2.5 + 0</text:p>
      <text:p text:style-name="P12"><text:soft-page-break/>Para el de C++ contienen:</text:p>
      <text:p text:style-name="P17"><text:span text:style-name="T24">R</text:span>elocation section '.rela.dyn' at offset 0x5d0 contains 12 entries:</text:p>
      <text:p text:style-name="P17"><text:s text:c="2"/>Offset <text:s text:c="9"/>Info <text:s text:c="10"/>Type <text:s text:c="10"/>Sym. Value <text:s text:c="3"/>Sym. Name + Addend</text:p>
      <text:p text:style-name="P17">000000200da0 <text:s/>000000000008 R_X86_64_RELATIVE <text:s text:c="19"/>8d0</text:p>
      <text:p text:style-name="P17">000000200da8 <text:s/>000000000008 R_X86_64_RELATIVE <text:s text:c="19"/>956</text:p>
      <text:p text:style-name="P17">000000200db0 <text:s/>000000000008 R_X86_64_RELATIVE <text:s text:c="19"/>890</text:p>
      <text:p text:style-name="P17">000000201040 <text:s/>000000000008 R_X86_64_RELATIVE <text:s text:c="19"/>201040</text:p>
      <text:p text:style-name="P17">000000200fc8 <text:s/>000100000006 R_X86_64_GLOB_DAT 0000000000000000 __gmon_start__ + 0</text:p>
      <text:p text:style-name="P17">000000200fd0 <text:s/>000300000006 R_X86_64_GLOB_DAT 0000000000000000 __libc_start_main@GLIBC_2.2.5 + 0</text:p>
      <text:p text:style-name="P17">000000200fd8 <text:s/>000500000006 R_X86_64_GLOB_DAT 0000000000000000 _ZNSt8ios_base4InitD1E@GLIBCXX_3.4 + 0</text:p>
      <text:p text:style-name="P17">000000200fe0 <text:s/>000600000006 R_X86_64_GLOB_DAT 0000000000000000 _ITM_deregisterTMClone + 0</text:p>
      <text:p text:style-name="P17">000000200fe8 <text:s/>000800000006 R_X86_64_GLOB_DAT 0000000000000000 _ITM_registerTMCloneTa + 0</text:p>
      <text:p text:style-name="P17">000000200ff0 <text:s/>000900000006 R_X86_64_GLOB_DAT 0000000000000000 __cxa_finalize@GLIBC_2.2.5 + 0</text:p>
      <text:p text:style-name="P17">000000200ff8 <text:s/>000b00000006 R_X86_64_GLOB_DAT 0000000000000000 _ZSt4endlIcSt11char_tr@GLIBCXX_3.4 + 0</text:p>
      <text:p text:style-name="P17">000000201060 <text:s/>000c00000005 R_X86_64_COPY <text:s text:c="4"/>0000000000201060 _ZSt4cout@GLIBCXX_3.4 + 0</text:p>
      <text:p text:style-name="P17"/>
      <text:p text:style-name="P17">Relocation section '.rela.plt' at offset 0x6f0 contains 4 entries:</text:p>
      <text:p text:style-name="P17"><text:s text:c="2"/>Offset <text:s text:c="9"/>Info <text:s text:c="10"/>Type <text:s text:c="10"/>Sym. Value <text:s text:c="3"/>Sym. Name + Addend</text:p>
      <text:p text:style-name="P17">000000201018 <text:s/>000200000007 R_X86_64_JUMP_SLO 0000000000000000 _ZNSt8ios_base4InitC1E@GLIBCXX_3.4 + 0</text:p>
      <text:p text:style-name="P17">000000201020 <text:s/>000400000007 R_X86_64_JUMP_SLO 0000000000000000 __cxa_atexit@GLIBC_2.2.5 + 0</text:p>
      <text:p text:style-name="P17">000000201028 <text:s/>000700000007 R_X86_64_JUMP_SLO 0000000000000000 _ZStlsISt11char_traits@GLIBCXX_3.4 + 0</text:p>
      <text:p text:style-name="P17">000000201030 <text:s/>000a00000007 R_X86_64_JUMP_SLO 0000000000000000 _ZNSolsEPFRSoS_E@GLIBCXX_3.4 + 0</text:p>
      <text:p text:style-name="P17"/>
      <text:p text:style-name="P2"><text:soft-page-break/><text:span text:style-name="T12">Ejercicio 2</text:span>. </text:p>
      <text:p text:style-name="P26">a) <text:span text:style-name="T25">Tanto objdump como readelf tienen diversas opciones. Por ejemplo con </text:span></text:p>
      <text:p text:style-name="P22">$&gt; readelf -a C</text:p>
      <text:p text:style-name="P22">$&gt; objdump -x C</text:p>
      <text:p text:style-name="P27">Podemos ver todas las cabeceras del archivo.</text:p>
      <text:p text:style-name="P28">Hay más opciones en las que coinciden pero en otras cambian en la sintaxis.</text:p>
      <text:p text:style-name="P28">El motivo por el que existe readelf es que objdump depende de BFD (Binary File Descriptor Library) y además depende de la arquitectura, luego se hace necesario de un programa que examine el archivo sin consultar la BFD y además que sea independiente de la arquitectura.</text:p>
      <text:p text:style-name="P28"/>
      <text:p text:style-name="P29">b)</text:p>
      <text:p text:style-name="P30">En relación a la ingeniería inversa, objdump nos permite por ejemplo ver el código <text:span text:style-name="T27">desensamblado</text:span> del programa.</text:p>
      <text:p text:style-name="P30">Por ejemplo con </text:p>
      <text:p text:style-name="P23">$&gt; objdump -D C</text:p>
      <text:p text:style-name="P30">Podemos desensamblar por completo el programa <text:span text:style-name="T26">y ver las direcciones de memoria</text:span>.</text:p>
      <text:p text:style-name="P30"/>
      <text:p text:style-name="P2"><text:span text:style-name="T12">Ejercicio 3</text:span>. </text:p>
      <text:p text:style-name="P37">Si hacemos </text:p>
      <text:p text:style-name="P25">$&gt; cat /proc/2048/maps</text:p>
      <text:p text:style-name="P34"><text:span text:style-name="T29">Vemos que nos aparece:</text:span></text:p>
      <text:p text:style-name="P35"><text:span text:style-name="T30">5563b2e10000-5563b2e11000 r-xp 00000000 08:01 7868273 <text:s text:c="19"/>/root/cpp</text:span></text:p>
      <text:p text:style-name="P35">5563b3010000-5563b3011000 r--p 00000000 08:01 7868273 <text:s text:c="19"/>/root/cpp</text:p>
      <text:p text:style-name="P35">5563b3011000-5563b3012000 rw-p 00001000 08:01 7868273 <text:s text:c="19"/>/root/cpp</text:p>
      <text:p text:style-name="P35">5563b3ba3000-5563b3bd5000 rw-p 00000000 00:00 0 <text:s text:c="25"/>[heap]</text:p>
      <text:p text:style-name="P35">7f2ebf5ff000-7f2ebf792000 r-xp 00000000 08:01 45484715 <text:s text:c="18"/>/lib/x86_64-linux-gnu/libc-2.24.so</text:p>
      <text:p text:style-name="P35">7f2ebf792000-7f2ebf992000 ---p 00193000 08:01 45484715 <text:s text:c="18"/>/lib/x86_64-linux-gnu/libc-2.24.so</text:p>
      <text:p text:style-name="P35">7f2ebf992000-7f2ebf996000 r--p 00193000 08:01 45484715 <text:s text:c="18"/>/lib/x86_64-linux-gnu/libc-2.24.so</text:p>
      <text:p text:style-name="P35">7f2ebf996000-7f2ebf998000 rw-p 00197000 08:01 45484715 <text:s text:c="18"/>/lib/x86_64-linux-gnu/libc-2.24.so</text:p>
      <text:p text:style-name="P35">7f2ebf998000-7f2ebf99c000 rw-p 00000000 00:00 0 </text:p>
      <text:p text:style-name="P35">7f2ebf99c000-7f2ebf9b2000 r-xp 00000000 08:01 45484571 <text:s text:c="18"/>/lib/x86_64-linux-gnu/libgcc_s.so.1</text:p>
      <text:p text:style-name="P35">7f2ebf9b2000-7f2ebfbb1000 ---p 00016000 08:01 45484571 <text:s text:c="18"/>/lib/x86_64-linux-gnu/libgcc_s.so.1</text:p>
      <text:p text:style-name="P35">7f2ebfbb1000-7f2ebfbb2000 r--p 00015000 08:01 45484571 <text:s text:c="18"/>/lib/x86_64-linux-gnu/libgcc_s.so.1</text:p>
      <text:p text:style-name="P35">7f2ebfbb2000-7f2ebfbb3000 rw-p 00016000 08:01 45484571 <text:s text:c="18"/>/lib/x86_64-linux-gnu/libgcc_s.so.1</text:p>
      <text:p text:style-name="P35"><text:soft-page-break/>7f2ebfbb3000-7f2ebfcb6000 r-xp 00000000 08:01 45484782 <text:s text:c="18"/>/lib/x86_64-linux-gnu/libm-2.24.so</text:p>
      <text:p text:style-name="P35">7f2ebfcb6000-7f2ebfeb5000 ---p 00103000 08:01 45484782 <text:s text:c="18"/>/lib/x86_64-linux-gnu/libm-2.24.so</text:p>
      <text:p text:style-name="P35">7f2ebfeb5000-7f2ebfeb6000 r--p 00102000 08:01 45484782 <text:s text:c="18"/>/lib/x86_64-linux-gnu/libm-2.24.so</text:p>
      <text:p text:style-name="P35">7f2ebfeb6000-7f2ebfeb7000 rw-p 00103000 08:01 45484782 <text:s text:c="18"/>/lib/x86_64-linux-gnu/libm-2.24.so</text:p>
      <text:p text:style-name="P35">7f2ebfeb7000-7f2ec0027000 r-xp 00000000 08:01 2756183 <text:s text:c="19"/>/usr/lib/x86_64-linux-gnu/libstdc++.so.6.0.24</text:p>
      <text:p text:style-name="P35">7f2ec0027000-7f2ec0227000 ---p 00170000 08:01 2756183 <text:s text:c="19"/>/usr/lib/x86_64-linux-gnu/libstdc++.so.6.0.24</text:p>
      <text:p text:style-name="P35">7f2ec0227000-7f2ec0231000 r--p 00170000 08:01 2756183 <text:s text:c="19"/>/usr/lib/x86_64-linux-gnu/libstdc++.so.6.0.24</text:p>
      <text:p text:style-name="P35">7f2ec0231000-7f2ec0233000 rw-p 0017a000 08:01 2756183 <text:s text:c="19"/>/usr/lib/x86_64-linux-gnu/libstdc++.so.6.0.24</text:p>
      <text:p text:style-name="P35">7f2ec0233000-7f2ec0236000 rw-p 00000000 00:00 0 </text:p>
      <text:p text:style-name="P35">7f2ec0236000-7f2ec0259000 r-xp 00000000 08:01 45484685 <text:s text:c="18"/>/lib/x86_64-linux-gnu/ld-2.24.so</text:p>
      <text:p text:style-name="P35">7f2ec0426000-7f2ec042a000 rw-p 00000000 00:00 0 </text:p>
      <text:p text:style-name="P35">7f2ec0456000-7f2ec0459000 rw-p 00000000 00:00 0 </text:p>
      <text:p text:style-name="P35">7f2ec0459000-7f2ec045a000 r--p 00023000 08:01 45484685 <text:s text:c="18"/>/lib/x86_64-linux-gnu/ld-2.24.so</text:p>
      <text:p text:style-name="P35">7f2ec045a000-7f2ec045b000 rw-p 00024000 08:01 45484685 <text:s text:c="18"/>/lib/x86_64-linux-gnu/ld-2.24.so</text:p>
      <text:p text:style-name="P35">7f2ec045b000-7f2ec045c000 rw-p 00000000 00:00 0 </text:p>
      <text:p text:style-name="P35">7ffd2f191000-7ffd2f1b2000 rw-p 00000000 00:00 0 <text:s text:c="25"/>[stack]</text:p>
      <text:p text:style-name="P35">7ffd2f1d6000-7ffd2f1d9000 r--p 00000000 00:00 0 <text:s text:c="25"/>[vvar]</text:p>
      <text:p text:style-name="P35">7ffd2f1d9000-7ffd2f1db000 r-xp 00000000 00:00 0 <text:s text:c="25"/>[vdso]</text:p>
      <text:p text:style-name="P31">Encontramos que las regiones del heap tienen permisos de r, rw, o rx, todos en zona privada.</text:p>
      <text:p text:style-name="P31"/>
      <text:p text:style-name="P32">Si hacemos </text:p>
      <text:p text:style-name="P24">$&gt; objdump -D C++</text:p>
      <text:p text:style-name="P32">vemos que en el main nos aparece:</text:p>
      <text:p text:style-name="P36"><text:span text:style-name="T23">e8 90 fe ff ff <text:s text:c="6"/><text:tab/>callq <text:s/>7e0 &lt;sleep@plt&gt;</text:span></text:p>
      <text:p text:style-name="P33">Que es la llamada al sleep dentro del m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Antonio Gómez Hernández</meta:initial-creator>
    <meta:creation-date>2013-10-03T08:19:26</meta:creation-date>
    <dc:date>2017-12-03T13:46:25.100731567</dc:date>
    <meta:editing-duration>PT23H28M9S</meta:editing-duration>
    <meta:editing-cycles>159</meta:editing-cycles>
    <meta:generator>LibreOffice/5.4.2.2.0$Linux_X86_64 LibreOffice_project/40m0$Build-2</meta:generator>
    <meta:printed-by>José Antonio Gómez Hernández</meta:printed-by>
    <meta:print-date>2013-10-03T11:05:59</meta:print-date>
    <meta:document-statistic meta:table-count="0" meta:image-count="0" meta:object-count="0" meta:page-count="5" meta:paragraph-count="116" meta:word-count="899" meta:character-count="8585" meta:non-whitespace-character-count="6951"/>
  </office:meta>
</office:document-meta>
</file>